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FICHE DE LECTURE — IsoView (Chhetri et al., 2015)</text:span></text:h>
      <text:p text:style-name="Text_20_body"><text:span text:style-name="Strong_20_Emphasis">Référence :</text:span><text:line-break/>Chhetri, R. K., Amat, F., Wan, Y., Höckendorf, B., Lemon, W. C., Keller, P. J. (2015).<text:line-break/><text:span text:style-name="Emphasis">Whole-animal functional imaging with isotropic spatial resolution using multi-view light-sheet microscopy.</text:span> bioRxiv 015834.<text:line-break/>PDF : <text:a xlink:type="simple" xlink:href="https://www.biorxiv.org/content/10.1101/015834v1.full.pdf" office:target-frame-name="_new" xlink:show="replace" text:style-name="Internet_20_link" text:visited-style-name="Visited_20_Internet_20_Link">https://www.biorxiv.org/content/10.1101/015834v1.full.pdf</text:a></text:p>
      <text:h text:style-name="Heading_20_2" text:outline-level="2">1. Contexte et motivation</text:h>
      <text:p text:style-name="Text_20_body">La microscopie Light-Sheet (LSFM) permet d’imager des organismes vivants en 3D avec une faible phototoxicité. Cependant, la résolution axiale est généralement plus faible que la résolution latérale, ce qui crée une <text:span text:style-name="Strong_20_Emphasis">anisotropie de la résolution</text:span> dans les volumes reconstruits.</text:p>
      <text:p text:style-name="Text_20_body">Les approches multivue classiques améliorent la résolution en combinant plusieurs images acquises sous différents angles, mais restent limitées par :</text:p>
      <text:list text:style-name="L1">
        <text:list-item>
          <text:p text:style-name="P1">la vitesse d’acquisition,</text:p>
        </text:list-item>
        <text:list-item>
          <text:p text:style-name="P1">la complexité instrumentale,</text:p>
        </text:list-item>
        <text:list-item>
          <text:p text:style-name="P1">le manque de résolution isotrope en temps réel.</text:p>
        </text:list-item>
      </text:list>
      <text:p text:style-name="Text_20_body">Pour suivre des phénomènes dynamiques rapides chez des organismes entiers (par exemple des larves ou embryons en mouvement), ces limitations deviennent critiques.</text:p>
      <text:p text:style-name="Text_20_body">IsoView a été conçu pour répondre à ce problème en combinant une acquisition ultra-rapide multivue avec une méthode de déconvolution optimisée, afin d’obtenir une <text:span text:style-name="Strong_20_Emphasis">résolution presque isotrope dans un volume entier</text:span>, tout en permettant des acquisitions à haute cadence.</text:p>
      <text:h text:style-name="Heading_20_2" text:outline-level="2">2. Objectif de l’article</text:h>
      <text:p text:style-name="Text_20_body">L’objectif principal est de proposer une méthode permettant :</text:p>
      <text:list text:style-name="L2">
        <text:list-item>
          <text:p text:style-name="P2">d’imager un organisme entier en 3D,</text:p>
        </text:list-item>
        <text:list-item>
          <text:p text:style-name="P2">avec une résolution spatiale quasiment isotrope,</text:p>
        </text:list-item>
        <text:list-item>
          <text:p text:style-name="P2">à des vitesses compatibles avec la dynamique cellulaire,</text:p>
        </text:list-item>
        <text:list-item>
          <text:p text:style-name="P2">tout en maintenant une faible phototoxicité.</text:p>
        </text:list-item>
      </text:list>
      <text:p text:style-name="Text_20_body">Pour cela, les auteurs développent IsoView, une configuration instrumentale de microscopie Light-Sheet multi-objectifs couplée à une <text:span text:style-name="Strong_20_Emphasis">déconvolution multivue rapide basée sur le schéma de Preibisch (2013)</text:span>.</text:p>
      <text:h text:style-name="Heading_20_2" text:outline-level="2"><text:soft-page-break/>3. Méthode proposée</text:h>
      <text:h text:style-name="Heading_20_3" text:outline-level="3">3.1. Architecture optique IsoView</text:h>
      <text:p text:style-name="Text_20_body">IsoView repose sur une géométrie à <text:span text:style-name="Strong_20_Emphasis">quatre objectifs</text:span> :</text:p>
      <text:list text:style-name="L3">
        <text:list-item>
          <text:p text:style-name="P3">Deux objectifs éclairent l’échantillon perpendiculairement.</text:p>
        </text:list-item>
        <text:list-item>
          <text:p text:style-name="P3">Deux objectifs détectent la fluorescence perpendiculairement à chacun des chemins d’excitation.</text:p>
        </text:list-item>
      </text:list>
      <text:p text:style-name="Text_20_body">Cette configuration permet d’acquérir <text:span text:style-name="Strong_20_Emphasis">quatre vues simultanées</text:span> de l’échantillon, réduisant drastiquement les artefacts directionnels typiques de la LSFM et améliorant la qualité des données.</text:p>
      <text:h text:style-name="Heading_20_3" text:outline-level="3">3.2. Acquisition multi-vues synchronisée</text:h>
      <text:p text:style-name="Text_20_body">Les quatre vues sont collectées en parallèle, ce qui :</text:p>
      <text:list text:style-name="L4">
        <text:list-item>
          <text:p text:style-name="P4">évite les rotations mécaniques de l’échantillon,</text:p>
        </text:list-item>
        <text:list-item>
          <text:p text:style-name="P4">élimine les délais entre acquisitions,</text:p>
        </text:list-item>
        <text:list-item>
          <text:p text:style-name="P4">préserve la cohérence temporelle.</text:p>
        </text:list-item>
      </text:list>
      <text:p text:style-name="Text_20_body">C’est un point clé pour l’imagerie de phénomènes rapides.</text:p>
      <text:h text:style-name="Heading_20_3" text:outline-level="3">3.3. Déconvolution multivue</text:h>
      <text:p text:style-name="Text_20_body">Les auteurs appliquent la méthode de Preibisch et al. (2013), c’est-à-dire une version optimisée de Richardson–Lucy multivue, afin de fusionner les quatre flux optiques en un seul volume reconstruit.</text:p>
      <text:p text:style-name="Text_20_body">Les avantages de cette approche :</text:p>
      <text:list text:style-name="L5">
        <text:list-item>
          <text:p text:style-name="P5">amélioration de la netteté,</text:p>
        </text:list-item>
        <text:list-item>
          <text:p text:style-name="P5">réduction du bruit,</text:p>
        </text:list-item>
        <text:list-item>
          <text:p text:style-name="P5">correction des différences de PSF entre les vues.</text:p>
        </text:list-item>
      </text:list>
      <text:h text:style-name="Heading_20_3" text:outline-level="3">3.4. Imagerie fonctionnelle</text:h>
      <text:p text:style-name="Text_20_body">Une innovation notable est la possibilité d’enregistrer l’activité calcique ou d’autres signaux dynamiques à l’échelle d’un organisme entier, grâce à la rapidité d’acquisition et à la qualité de la reconstruction.</text:p>
      <text:h text:style-name="Heading_20_2" text:outline-level="2">4. Résultats</text:h>
      <text:p text:style-name="Text_20_body">Les auteurs démontrent IsoView sur plusieurs modèles biologiques vivants, notamment :</text:p>
      <text:list text:style-name="L6">
        <text:list-item>
          <text:p text:style-name="P6"><text:span text:style-name="Strong_20_Emphasis">larves de Drosophila</text:span>,</text:p>
        </text:list-item>
        <text:list-item>
          <text:p text:style-name="P6"><text:span text:style-name="Strong_20_Emphasis">embryons de Zebrafish</text:span>,</text:p>
        </text:list-item>
        <text:list-item>
          <text:p text:style-name="P6"><text:span text:style-name="Strong_20_Emphasis">organismes multicellulaires en développement</text:span>.</text:p>
        </text:list-item>
      </text:list>
      <text:p text:style-name="Text_20_body">Les résultats montrent :</text:p>
      <text:list text:style-name="L7">
        <text:list-item>
          <text:p text:style-name="P7"><text:soft-page-break/>une <text:span text:style-name="Strong_20_Emphasis">résolution isotrope d’environ 1,1–1,4 µm</text:span>,</text:p>
        </text:list-item>
        <text:list-item>
          <text:p text:style-name="P7">une amélioration significative par rapport aux méthodes LSFM classiques,</text:p>
        </text:list-item>
        <text:list-item>
          <text:p text:style-name="P7">la possibilité d’imager des volumes entiers à plusieurs <text:span text:style-name="Strong_20_Emphasis">volumes par seconde</text:span>,</text:p>
        </text:list-item>
        <text:list-item>
          <text:p text:style-name="P7">la capacité de suivre simultanément des centaines à des milliers de cellules en mouvement.</text:p>
        </text:list-item>
      </text:list>
      <text:p text:style-name="Text_20_body">La combinaison du système optique et de la déconvolution permet une reconstruction d’une grande précision sur des volumes très étendus.</text:p>
      <text:h text:style-name="Heading_20_2" text:outline-level="2">5. Forces</text:h>
      <text:list text:style-name="L8">
        <text:list-item>
          <text:p text:style-name="P8">Résolution spatiale quasi-isotrope sur un organisme entier.</text:p>
        </text:list-item>
        <text:list-item>
          <text:p text:style-name="P8">Acquisition simultanée de plusieurs vues (pas de rotation mécanique).</text:p>
        </text:list-item>
        <text:list-item>
          <text:p text:style-name="P8">Haute vitesse compatible avec l’imagerie fonctionnelle.</text:p>
        </text:list-item>
        <text:list-item>
          <text:p text:style-name="P8">Intégration pratique et efficace de la déconvolution multivue.</text:p>
        </text:list-item>
        <text:list-item>
          <text:p text:style-name="P8">Forte réduction des artefacts directionnels et des zones d’ombre.</text:p>
        </text:list-item>
      </text:list>
      <text:h text:style-name="Heading_20_2" text:outline-level="2">6. Limites</text:h>
      <text:list text:style-name="L9">
        <text:list-item>
          <text:p text:style-name="P9">Conception instrumentale complexe : nécessite plusieurs objectifs précisément alignés.</text:p>
        </text:list-item>
        <text:list-item>
          <text:p text:style-name="P9">Coût élevé et difficulté de mise en œuvre dans un laboratoire standard.</text:p>
        </text:list-item>
        <text:list-item>
          <text:p text:style-name="P9">Dépendance à des calibrations précises de PSF.</text:p>
        </text:list-item>
        <text:list-item>
          <text:p text:style-name="P9">Volume de données très important, nécessitant des capacités élevées de stockage et de calcul.</text:p>
        </text:list-item>
        <text:list-item>
          <text:p text:style-name="P9">La méthode ne résout pas les cas où une structure est complètement invisible dans toutes les vues (problème physique fondamental).</text:p>
        </text:list-item>
      </text:list>
      <text:h text:style-name="Heading_20_2" text:outline-level="2">7. Pertinence pour le projet Fuse My Cells</text:h>
      <text:p text:style-name="Text_20_body">IsoView démontre l’intérêt de la fusion multivue et l’importance de la déconvolution dans la reconstruction d’un volume 3D isotrope et de haute qualité.<text:line-break/>Toutefois :</text:p>
      <text:list text:style-name="L10">
        <text:list-item>
          <text:p text:style-name="P10">IsoView repose sur <text:span text:style-name="Strong_20_Emphasis">quatre vues réelles acquises simultanément</text:span>.</text:p>
        </text:list-item>
        <text:list-item>
          <text:p text:style-name="P10">Le challenge Fuse My Cells impose de <text:span text:style-name="Strong_20_Emphasis">reproduire cette qualité à partir d’une seule vue</text:span>.</text:p>
        </text:list-item>
      </text:list>
      <text:p text:style-name="Text_20_body">Cet article est donc essentiel pour comprendre :</text:p>
      <text:list text:style-name="L11">
        <text:list-item>
          <text:p text:style-name="P11">la qualité optimale qu’une fusion multivue peut atteindre,</text:p>
        </text:list-item>
        <text:list-item>
          <text:p text:style-name="P11">pourquoi un modèle doit être capable de restituer des informations qu’une seule vue ne possède pas explicitement,</text:p>
        </text:list-item>
        <text:list-item>
          <text:p text:style-name="P11">le rôle central de la déconvolution multivue dans la formation du « ground truth ».</text:p>
        </text:list-item>
      </text:list>
      <text:p text:style-name="Text_20_body"><text:soft-page-break/>L’article justifie aussi le besoin de méthodes d’apprentissage ou de reconstruction qui infèrent les détails manquants sans acquisition physique multivue.</text:p>
      <text:h text:style-name="Heading_20_2" text:outline-level="2">8. Conclusion</text:h>
      <text:p text:style-name="Text_20_body">IsoView (2015) représente une avancée majeure dans l’imagerie Light-Sheet, en combinant une architecture optique multi-objectifs avec une déconvolution multivue avancée. La méthode permet une imagerie fonctionnelle entière avec une résolution isotrope et des cadences compatibles avec les dynamiques cellulaires.</text:p>
      <text:p text:style-name="Text_20_body">Pour un projet comme Fuse My Cells, cette publication constitue une référence clé sur :</text:p>
      <text:list text:style-name="L12">
        <text:list-item>
          <text:p text:style-name="P12">ce que représente une reconstruction multivue de haute qualité,</text:p>
        </text:list-item>
        <text:list-item>
          <text:p text:style-name="P12">les limites physiques de l’imagerie monoculaire,</text:p>
        </text:list-item>
        <text:list-item>
          <text:p text:style-name="P12">la nécessité d’approches logicielles pour imiter la fusion multivue sans acquisitions supplémentair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7T01:49:34.987379400</meta:creation-date>
    <dc:date>2025-11-27T01:51:11.747848700</dc:date>
    <meta:editing-duration>PT1M36S</meta:editing-duration>
    <meta:editing-cycles>1</meta:editing-cycles>
    <meta:generator>LibreOffice/25.2.7.2$Windows_X86_64 LibreOffice_project/5cbfd1ab6520636bb5f7b99185aa69bd7456825d</meta:generator>
    <meta:document-statistic meta:table-count="0" meta:image-count="0" meta:object-count="0" meta:page-count="4" meta:paragraph-count="75" meta:word-count="866" meta:character-count="5951" meta:non-whitespace-character-count="5201"/>
  </office:meta>
</office:document-meta>
</file>